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ntarell1" svg:font-family="Cantarell" style:font-pitch="variable"/>
    <style:font-face style:name="Cantarell" svg:font-family="Cantarell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46a8"/>
    </style:style>
    <style:style style:name="P2" style:family="paragraph" style:parent-style-name="Text_20_body">
      <style:text-properties style:font-name="Cantarell1" officeooo:rsid="00082895" officeooo:paragraph-rsid="001446a8"/>
    </style:style>
    <style:style style:name="P3" style:family="paragraph" style:parent-style-name="Text_20_body">
      <style:text-properties officeooo:rsid="00155c5c" officeooo:paragraph-rsid="00155c5c"/>
    </style:style>
    <style:style style:name="P4" style:family="paragraph" style:parent-style-name="Text_20_body">
      <style:text-properties style:font-name="Cantarell1" officeooo:rsid="00082895" officeooo:paragraph-rsid="001446a8"/>
    </style:style>
    <style:style style:name="P5" style:family="paragraph" style:parent-style-name="Text_20_body">
      <style:text-properties style:font-name="Cantarell1" officeooo:rsid="00082895" officeooo:paragraph-rsid="00166d6d"/>
    </style:style>
    <style:style style:name="P6" style:family="paragraph" style:parent-style-name="Text_20_body">
      <style:text-properties officeooo:rsid="001446a8" officeooo:paragraph-rsid="00155c5c"/>
    </style:style>
    <style:style style:name="P7" style:family="paragraph" style:parent-style-name="Text_20_body" style:list-style-name="L1">
      <style:text-properties officeooo:rsid="001446a8" officeooo:paragraph-rsid="00155c5c"/>
    </style:style>
    <style:style style:name="P8" style:family="paragraph" style:parent-style-name="Text_20_body">
      <style:text-properties officeooo:paragraph-rsid="00166d6d"/>
    </style:style>
    <style:style style:name="P9" style:family="paragraph" style:parent-style-name="Text_20_body" style:list-style-name="L2">
      <style:text-properties officeooo:paragraph-rsid="00166d6d"/>
    </style:style>
    <style:style style:name="P10" style:family="paragraph" style:parent-style-name="Text_20_body" style:list-style-name="L2">
      <style:text-properties officeooo:rsid="00166d6d" officeooo:paragraph-rsid="00166d6d"/>
    </style:style>
    <style:style style:name="P11" style:family="paragraph" style:parent-style-name="Heading_20_1">
      <style:text-properties officeooo:rsid="001446a8" officeooo:paragraph-rsid="001446a8"/>
    </style:style>
    <style:style style:name="P12" style:family="paragraph" style:parent-style-name="Heading_20_2">
      <style:text-properties officeooo:paragraph-rsid="001446a8"/>
    </style:style>
    <style:style style:name="P13" style:family="paragraph" style:parent-style-name="Heading_20_2">
      <style:text-properties officeooo:rsid="00155c5c" officeooo:paragraph-rsid="00155c5c"/>
    </style:style>
    <style:style style:name="T1" style:family="text">
      <style:text-properties officeooo:rsid="001446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ntarell1"/>
    </style:style>
    <style:style style:name="T5" style:family="text">
      <style:text-properties style:font-name="Cantarell1" officeooo:rsid="001446a8"/>
    </style:style>
    <style:style style:name="T6" style:family="text">
      <style:text-properties style:font-name="Cantarell1" officeooo:rsid="00082895"/>
    </style:style>
    <style:style style:name="T7" style:family="text">
      <style:text-properties style:font-name="Cantarell1" officeooo:rsid="0009fa7d"/>
    </style:style>
    <style:style style:name="T8" style:family="text">
      <style:text-properties style:font-name="Cantarell1" officeooo:rsid="00166d6d"/>
    </style:style>
    <style:style style:name="T9" style:family="text">
      <style:text-properties officeooo:rsid="00166d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ésentation du projet</text:h>
      <text:p text:style-name="P1"/>
      <text:h text:style-name="P12" text:outline-level="2">Description <text:span text:style-name="T1">générale</text:span></text:h>
      <text:p text:style-name="P3"><text:tab/>Le jeu est une sorte de <text:span text:style-name="T2">RPG</text:span>, mais où on gère une petite tribu préhistorique nomade (~ 5 à 30 membres) au lieu d'un simple personnage. La tribu cherche à survivre face à la nature (faim, froid, maladie, bêtes sauvages...), et face aux autres clans hostiles qu'elle pourrait rencontrer sur son chemin.</text:p>
      <text:p text:style-name="P3"><text:tab/>L'ambiance sera plutôt <text:span text:style-name="T2">sombre</text:span> et mystérieuse, mettant en scène un univers vaste, inconnu et inquiétant. Les dimensions d'<text:span text:style-name="T2">exploration </text:span><text:span text:style-name="T3">et de </text:span><text:span text:style-name="T2">liberté</text:span> auront une grande importance avec une carte vaste générée aléatoirement. Il y aura différentes structures prédéfinies permettant de mettre en scène le <text:span text:style-name="T2">scénario principal</text:span>, mais celui-ci ne sera pas une ornière pour guider le joueur : l'objectif est de réaliser un <text:span text:style-name="T2">monde ouvert</text:span><text:span text:style-name="T3">.</text:span></text:p>
      <text:h text:style-name="P13" text:outline-level="2">Spécifications techniques</text:h>
      <text:p text:style-name="P6">Le code se fera entièrement en C++, <text:span text:style-name="T9">et on utilisera</text:span></text:p>
      <text:list xml:id="list8392706607817195462" text:style-name="L1">
        <text:list-item>
          <text:p text:style-name="P7">OpenGL pour la gestion de la 3D</text:p>
        </text:list-item>
        <text:list-item>
          <text:p text:style-name="P7">SFML pour la gestion de l'environnement d'affichage et le son</text:p>
        </text:list-item>
      </text:list>
      <text:p text:style-name="P2"><text:tab/>Le moteur graphique sera dans le style de Don't Starve. <text:span text:style-name="T1">L'environnement global et le terrain seront en 3D et géré par OpenGL mais tous les éléments comme les personnages, les arbres ou autres seront des sprites 2D à 8 orientations qui s'afficheront au bon endroit</text:span>.</text:p>
      <text:p text:style-name="P2">→<text:span text:style-name="T1"> Cela permet d'éviter la modélisation et l'animation de modèles 3D, fastidieuse et qui ne donnera qu'un résultat inférieur à ce qui se fait actuellement étant donné nos moyens</text:span></text:p>
      <text:p text:style-name="P2">→<text:span text:style-name="T1"> L'utilisation de la 3D permet un monde plus dynamique et un affichage plus original, comme dans Don't Starve. L'utilisation d'OpenGL nous permettra à terme de rajouter des effets comme des reflets dans l'eau ou autres.</text:span></text:p>
      <text:p text:style-name="P5"><text:tab/>L'échelle des personnages sera <text:span text:style-name="T9">à peu près la même que pour </text:span>Don't Starve. L'ambiance sera assez similaire (un peu inquiétante), mais le style sera moins cartoon, plus réaliste, plus graphique.</text:p>
      <text:p text:style-name="P8"><text:span text:style-name="T5"><text:tab/></text:span><text:span text:style-name="T8">La carte sera</text:span><text:span text:style-name="T6"> généré</text:span><text:span text:style-name="T8">e</text:span><text:span text:style-name="T6"> aléatoirement en fonction de certains biomes. </text:span><text:span text:style-name="T7">La notion de biome est un peu différente </text:span><text:span text:style-name="T8">de celle de Don't Starve</text:span><text:span text:style-name="T7"> : ici les biomes seront beaucoup plus étendus (montagne, désert...). </text:span><text:span text:style-name="T8">Ils comprendront :</text:span></text:p>
      <text:list xml:id="list3470310904148590562" text:style-name="L2">
        <text:list-item>
          <text:p text:style-name="P9"><text:span text:style-name="T8">Différents </text:span><text:span text:style-name="T7">sous-biomes pour maintenir une diversité visuelle.</text:span></text:p>
        </text:list-item>
        <text:list-item>
          <text:p text:style-name="P9"><text:span text:style-name="T8">Des types de clans que l'on pourra rencontrer dans le biome.</text:span><text:span text:style-name="T7"> </text:span></text:p>
        </text:list-item>
        <text:list-item>
          <text:p text:style-name="P10"><text:span text:style-name="T7">D</text:span><text:span text:style-name="T4">es éléments particulier (autel, ancien site religieux, arbre sacré...) servant l'histoire principale ou des histoires particulièr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ntarell1" svg:font-family="Cantarell" style:font-pitch="variable"/>
    <style:font-face style:name="Cantarell" svg:font-family="Cantarell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Cantarell" fo:font-family="Cantarell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3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Vallet</meta:initial-creator>
    <meta:creation-date>2014-02-08T14:38:29.750250905</meta:creation-date>
    <dc:date>2014-02-17T21:58:12.091483236</dc:date>
    <dc:creator>Paul Vallet</dc:creator>
    <meta:editing-duration>PT5M50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16" meta:word-count="365" meta:character-count="2268" meta:non-whitespace-character-count="1918"/>
  </office:meta>
</office:document-meta>
</file>